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style:font-name="Arial" style:font-name-asian="DejaVu Sans" style:font-name-complex="Lohit Hindi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RF Orig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office:value-type="float" office:value="1553">
            <text:p>15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893601811033004">
            <text:p>0.0089360181</text:p>
          </table:table-cell>
          <table:table-cell table:formula="of:=([.D3]+[.J3])/([.C3]+[.I3])*100" office:value-type="float" office:value="0.267737617135207">
            <text:p>0.2677376171</text:p>
          </table:table-cell>
          <table:table-cell table:formula="of:=[.D3]/[.C3]*100" office:value-type="float" office:value="29.4117647058824">
            <text:p>29.41176470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162203370586041">
            <text:p>0.0016220337</text:p>
          </table:table-cell>
          <table:table-cell table:formula="of:=([.D4]+[.J4])/([.C4]+[.I4])*100" office:value-type="float" office:value="0.0421052631578947">
            <text:p>0.0421052632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0636442709548762">
            <text:p>0.0063644271</text:p>
          </table:table-cell>
          <table:table-cell table:formula="of:=([.D5]+[.J5])/([.C5]+[.I5])*100" office:value-type="float" office:value="0.185414091470952">
            <text:p>0.1854140915</text:p>
          </table:table-cell>
          <table:table-cell table:formula="of:=[.D5]/[.C5]*100" office:value-type="float" office:value="4.61538461538462">
            <text:p>4.6153846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08">
            <text:p>0.08%</text:p>
          </table:table-cell>
          <table:table-cell table:formula="of:=ROUND(AVERAGE([.E17:.E26]);2) %" office:value-type="percentage" office:value="0.0445">
            <text:p>4.4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CRF Full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3">
            <text:p>15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446800905516502">
            <text:p>0.0044680091</text:p>
          </table:table-cell>
          <table:table-cell table:formula="of:=([.D3]+[.J3])/([.C3]+[.I3])*100" office:value-type="float" office:value="0.133868808567604">
            <text:p>0.1338688086</text:p>
          </table:table-cell>
          <table:table-cell table:formula="of:=[.D3]/[.C3]*100" office:value-type="float" office:value="11.7647058823529">
            <text:p>11.76470588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486610111758122">
            <text:p>0.0048661011</text:p>
          </table:table-cell>
          <table:table-cell table:formula="of:=([.D4]+[.J4])/([.C4]+[.I4])*100" office:value-type="float" office:value="0.0842105263157895">
            <text:p>0.0842105263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233362326834546">
            <text:p>0.0233362327</text:p>
          </table:table-cell>
          <table:table-cell table:formula="of:=([.D5]+[.J5])/([.C5]+[.I5])*100" office:value-type="float" office:value="0.618046971569839">
            <text:p>0.6180469716</text:p>
          </table:table-cell>
          <table:table-cell table:formula="of:=[.D5]/[.C5]*100" office:value-type="float" office:value="9.23076923076923">
            <text:p>9.2307692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11">
            <text:p>0.11%</text:p>
          </table:table-cell>
          <table:table-cell table:formula="of:=ROUND(AVERAGE([.E17:.E26]);2) %" office:value-type="percentage" office:value="0.0315">
            <text:p>3.1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Fi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54169437640914">
            <text:p>0.05</text:p>
          </table:table-cell>
          <table:table-cell table:formula="of:=([.D4]+[.J4])/([.C4]+[.I4])*100" office:value-type="float" office:value="1.17894736842105">
            <text:p>1.18</text:p>
          </table:table-cell>
          <table:table-cell table:style-name="ce7" table:formula="of:=[.D4]/[.C4]*100" office:value-type="float" office:value="59.5744680851064">
            <text:p>59.57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784946008443473">
            <text:p>0.08</text:p>
          </table:table-cell>
          <table:table-cell table:formula="of:=([.D5]+[.J5])/([.C5]+[.I5])*100" office:value-type="float" office:value="2.28677379480841">
            <text:p>2.29</text:p>
          </table:table-cell>
          <table:table-cell table:style-name="ce7" table:formula="of:=[.D5]/[.C5]*100" office:value-type="float" office:value="52.3076923076923">
            <text:p>52.31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73.6842105263158">
            <text:p>73.68</text:p>
          </table:table-cell>
          <table:table-cell table:style-name="ce7" table:formula="of:=[.J6]/[.I6]*100" office:value-type="float" office:value="0">
            <text:p>0.0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097551458394303">
            <text:p>0.01</text:p>
          </table:table-cell>
          <table:table-cell table:formula="of:=([.D7]+[.J7])/([.C7]+[.I7])*100" office:value-type="float" office:value="0.289687137891078">
            <text:p>0.29</text:p>
          </table:table-cell>
          <table:table-cell table:style-name="ce7" table:formula="of:=[.D7]/[.C7]*100" office:value-type="float" office:value="83.3333333333333">
            <text:p>83.33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 table:formula="of:=[.H21]*100/[.H22]" office:value-type="float" office:value="1.2742945869251">
            <text:p>1.274294586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6"/>
          <table:table-cell table:formula="of:=100-[.M21]" office:value-type="float" office:value="98.7257054130749">
            <text:p>98.72570541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07035821321536">
            <text:p>0.01</text:p>
          </table:table-cell>
          <table:table-cell table:formula="of:=([.D10]+[.J10])/([.C10]+[.I10])*100" office:value-type="float" office:value="0.335382895472331">
            <text:p>0.34</text:p>
          </table:table-cell>
          <table:table-cell table:style-name="ce7" table:formula="of:=[.D10]/[.C10]*100" office:value-type="float" office:value="60">
            <text:p>6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25756798358132">
            <text:p>0.02</text:p>
          </table:table-cell>
          <table:table-cell table:formula="of:=([.D11]+[.J11])/([.C11]+[.I11])*100" office:value-type="float" office:value="0.797679477882524">
            <text:p>0.80</text:p>
          </table:table-cell>
          <table:table-cell table:style-name="ce7" table:formula="of:=[.D11]/[.C11]*100" office:value-type="float" office:value="75">
            <text:p>75.00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64.2857142857143">
            <text:p>64.29</text:p>
          </table:table-cell>
          <table:table-cell table:style-name="ce7" table:formula="of:=[.J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87">
            <text:p>0.87%</text:p>
          </table:table-cell>
          <table:table-cell table:formula="of:=ROUND(AVERAGE([.E17:.E26]);2) %" office:value-type="percentage" office:value="0.7074">
            <text:p>70.74%</text:p>
          </table:table-cell>
          <table:table-cell table:style-name="Default" table:formula="of:=ROUND(AVERAGE([.F17:.F26]);2) %" office:value-type="percentage" office:value="0.0004">
            <text:p>0.0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873286289679693">
            <text:p>0.873286289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M21]" office:value-type="float" office:value="31.4690418808923">
            <text:p>31.46904188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M21]" office:value-type="float" office:value="16.3971321353693">
            <text:p>16.397132135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97093578293061">
            <text:p>0.10</text:p>
          </table:table-cell>
          <table:table-cell table:formula="of:=([.E5]+[.K5])/([.C5]+[.I5])*100" office:value-type="float" office:value="2.90482076637824">
            <text:p>2.90</text:p>
          </table:table-cell>
          <table:table-cell table:style-name="ce8" table:formula="of:=[.E5]/[.C5]*100" office:value-type="float" office:value="70.7692307692308">
            <text:p>70.77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81035017043694">
            <text:p>0.06</text:p>
          </table:table-cell>
          <table:table-cell table:formula="of:=([.E6]+[.K6])/([.C6]+[.I6])*100" office:value-type="float" office:value="1.60685591858597">
            <text:p>1.61</text:p>
          </table:table-cell>
          <table:table-cell table:style-name="ce8" table:formula="of:=[.E6]/[.C6]*100" office:value-type="float" office:value="78.9473684210526">
            <text:p>78.9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02551750559573">
            <text:p>0.07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0.2479976837183">
            <text:p>10.25</text:p>
          </table:table-cell>
          <table:table-cell table:style-name="ce7" table:formula="of:=STDEV([.E17:.E26])" office:value-type="float" office:value="12.5088157935651">
            <text:p>12.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7">
            <text:p>1.07%</text:p>
          </table:table-cell>
          <table:table-cell table:formula="of:=ROUND(AVERAGE([.E31:.E40]);2) %" office:value-type="percentage" office:value="0.8824">
            <text:p>88.24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6534681971313">
            <text:p>1.0653468197</text:p>
          </table:table-cell>
          <table:table-cell/>
          <table:table-cell table:style-name="Default"/>
          <table:table-cell table:number-columns-repeated="1018"/>
        </table:table-row>
      </table:table>
      <table:table table:name="Fina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4"/>
          <table:table-cell table:style-name="ce5" office:value-type="string">
            <text:p>CON_TILD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IN_TILDE</text:p>
          </table:table-cell>
          <table:table-cell/>
          <table:table-cell table:style-name="ce1" table:number-columns-repeated="2"/>
          <table:table-cell/>
          <table:table-cell table:style-name="ce1" table:number-columns-repeated="1004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2"/>
          <table:table-cell table:style-name="ce1" office:value-type="string">
            <text:p>Hits SVM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SVM</text:p>
          </table:table-cell>
          <table:table-cell table:number-columns-repeated="6"/>
          <table:table-cell table:style-name="ce1" table:number-columns-repeated="100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formula="of:=[.C3]-[.N3]"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28">
            <text:p>28</text:p>
          </table:table-cell>
          <table:table-cell table:formula="of:=[.C4]-[.N4]"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4">
            <text:p>34</text:p>
          </table:table-cell>
          <table:table-cell table:formula="of:=[.C5]-[.N5]" office:value-type="float" office:value="45">
            <text:p>45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table:formula="of:=[.C6]-[.N6]" office:value-type="float" office:value="27">
            <text:p>27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formula="of:=[.C7]-[.N7]"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8]-[.N8]"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table:formula="of:=[.C9]-[.N9]"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6">
            <text:p>6</text:p>
          </table:table-cell>
          <table:table-cell table:formula="of:=[.C10]-[.N10]"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table:formula="of:=[.C11]-[.N11]"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12]-[.N12]"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formula="of:=SUM([.C3:.C12])" office:value-type="float" office:value="238">
            <text:p>238</text:p>
          </table:table-cell>
          <table:table-cell table:style-name="Default" table:formula="of:=SUM([.D3:.D12])" office:value-type="float" office:value="156">
            <text:p>156</text:p>
          </table:table-cell>
          <table:table-cell table:formula="of:=SUM([.E3:.E12])" office:value-type="float" office:value="193">
            <text:p>193</text:p>
          </table:table-cell>
          <table:table-cell table:style-name="Default"/>
          <table:table-cell table:number-columns-repeated="3"/>
          <table:table-cell table:formula="of:=SUM([.J3:.J12])" office:value-type="float" office:value="7">
            <text:p>7</text:p>
          </table:table-cell>
          <table:table-cell table:formula="of:=SUM([.K3:.K12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54169437640914">
            <text:p>0.05</text:p>
          </table:table-cell>
          <table:table-cell table:formula="of:=([.D4]+[.J4])/([.C4]+[.I4])*100" office:value-type="float" office:value="1.17894736842105">
            <text:p>1.18</text:p>
          </table:table-cell>
          <table:table-cell table:style-name="ce7" table:formula="of:=[.D4]/[.C4]*100" office:value-type="float" office:value="59.5744680851064">
            <text:p>59.57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784946008443473">
            <text:p>0.08</text:p>
          </table:table-cell>
          <table:table-cell table:formula="of:=([.D5]+[.J5])/([.C5]+[.I5])*100" office:value-type="float" office:value="2.28677379480841">
            <text:p>2.29</text:p>
          </table:table-cell>
          <table:table-cell table:style-name="ce7" table:formula="of:=[.D5]/[.C5]*100" office:value-type="float" office:value="52.3076923076923">
            <text:p>52.31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73.6842105263158">
            <text:p>73.68</text:p>
          </table:table-cell>
          <table:table-cell table:style-name="ce7" table:formula="of:=[.J6]/[.I6]*100" office:value-type="float" office:value="0">
            <text:p>0.0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097551458394303">
            <text:p>0.01</text:p>
          </table:table-cell>
          <table:table-cell table:formula="of:=([.D7]+[.J7])/([.C7]+[.I7])*100" office:value-type="float" office:value="0.289687137891078">
            <text:p>0.29</text:p>
          </table:table-cell>
          <table:table-cell table:style-name="ce7" table:formula="of:=[.D7]/[.C7]*100" office:value-type="float" office:value="83.3333333333333">
            <text:p>83.33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 table:formula="of:=[.H21]*100/[.H22]" office:value-type="float" office:value="1.2742945869251">
            <text:p>1.274294586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6"/>
          <table:table-cell table:formula="of:=100-[.M21]" office:value-type="float" office:value="98.7257054130749">
            <text:p>98.72570541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07035821321536">
            <text:p>0.01</text:p>
          </table:table-cell>
          <table:table-cell table:formula="of:=([.D10]+[.J10])/([.C10]+[.I10])*100" office:value-type="float" office:value="0.335382895472331">
            <text:p>0.34</text:p>
          </table:table-cell>
          <table:table-cell table:style-name="ce7" table:formula="of:=[.D10]/[.C10]*100" office:value-type="float" office:value="60">
            <text:p>6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25756798358132">
            <text:p>0.02</text:p>
          </table:table-cell>
          <table:table-cell table:formula="of:=([.D11]+[.J11])/([.C11]+[.I11])*100" office:value-type="float" office:value="0.797679477882524">
            <text:p>0.80</text:p>
          </table:table-cell>
          <table:table-cell table:style-name="ce7" table:formula="of:=[.D11]/[.C11]*100" office:value-type="float" office:value="75">
            <text:p>75.00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64.2857142857143">
            <text:p>64.29</text:p>
          </table:table-cell>
          <table:table-cell table:style-name="ce7" table:formula="of:=[.J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87">
            <text:p>0.87%</text:p>
          </table:table-cell>
          <table:table-cell table:formula="of:=ROUND(AVERAGE([.E17:.E26]);2) %" office:value-type="percentage" office:value="0.7074">
            <text:p>70.74%</text:p>
          </table:table-cell>
          <table:table-cell table:style-name="Default" table:formula="of:=ROUND(AVERAGE([.F17:.F26]);2) %" office:value-type="percentage" office:value="0.0004">
            <text:p>0.0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873286289679693">
            <text:p>0.873286289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M21]" office:value-type="float" office:value="31.4690418808923">
            <text:p>31.46904188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M21]" office:value-type="float" office:value="18.1431200042533">
            <text:p>18.14312000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75878821308102">
            <text:p>0.10</text:p>
          </table:table-cell>
          <table:table-cell table:formula="of:=([.E5]+[.K5])/([.C5]+[.I5])*100" office:value-type="float" office:value="2.84301606922126">
            <text:p>2.84</text:p>
          </table:table-cell>
          <table:table-cell table:style-name="ce8" table:formula="of:=[.E5]/[.C5]*100" office:value-type="float" office:value="69.2307692307692">
            <text:p>69.23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22931515339324">
            <text:p>0.05</text:p>
          </table:table-cell>
          <table:table-cell table:formula="of:=([.E6]+[.K6])/([.C6]+[.I6])*100" office:value-type="float" office:value="1.44617032672737">
            <text:p>1.45</text:p>
          </table:table-cell>
          <table:table-cell table:style-name="ce8" table:formula="of:=[.E6]/[.C6]*100" office:value-type="float" office:value="71.0526315789474">
            <text:p>71.0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02551750559573">
            <text:p>0.07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1.5544584426604">
            <text:p>11.55</text:p>
          </table:table-cell>
          <table:table-cell table:style-name="ce7" table:formula="of:=STDEV([.E17:.E26])" office:value-type="float" office:value="12.5088157935651">
            <text:p>12.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4">
            <text:p>1.04%</text:p>
          </table:table-cell>
          <table:table-cell table:formula="of:=ROUND(AVERAGE([.E31:.E40]);2) %" office:value-type="percentage" office:value="0.873">
            <text:p>87.30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4309779081157">
            <text:p>1.0430977908</text:p>
          </table:table-cell>
          <table:table-cell/>
          <table:table-cell table:style-name="Default"/>
          <table:table-cell table:number-columns-repeated="1018"/>
        </table:table-row>
      </table:table>
      <table:table table:name="newL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IN_TILDE</text:p>
          </table:table-cell>
          <table:table-cell/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9" office:value-type="string">
            <text:p>Error LB</text:p>
          </table:table-cell>
          <table:table-cell table:style-name="ce1" office:value-type="string">
            <text:p>Hits SVM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SVM</text:p>
          </table:table-cell>
          <table:table-cell table:number-columns-repeated="6"/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formula="of:=[.C3]-[.O3]"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formula="of:=[.D3]+[.G3]+[.J3]" office:value-type="float" office:value="15">
            <text:p>15</text:p>
          </table:table-cell>
          <table:table-cell table:formula="of:=[.E3]+[.H3]+[.K3]"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28">
            <text:p>28</text:p>
          </table:table-cell>
          <table:table-cell table:formula="of:=[.C4]-[.O4]"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formula="of:=[.D4]+[.G4]+[.J4]" office:value-type="float" office:value="28">
            <text:p>28</text:p>
          </table:table-cell>
          <table:table-cell table:formula="of:=[.E4]+[.H4]+[.K4]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4">
            <text:p>34</text:p>
          </table:table-cell>
          <table:table-cell table:formula="of:=[.C5]-[.O5]" office:value-type="float" office:value="45">
            <text:p>45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5]+[.G5]+[.J5]" office:value-type="float" office:value="37">
            <text:p>37</text:p>
          </table:table-cell>
          <table:table-cell table:formula="of:=[.E5]+[.H5]+[.K5]"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table:formula="of:=[.C6]-[.O6]" office:value-type="float" office:value="27">
            <text:p>27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formula="of:=[.D6]+[.G6]+[.J6]" office:value-type="float" office:value="28">
            <text:p>28</text:p>
          </table:table-cell>
          <table:table-cell table:formula="of:=[.E6]+[.H6]+[.K6]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formula="of:=[.C7]-[.O7]"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formula="of:=[.D7]+[.G7]+[.J7]" office:value-type="float" office:value="5">
            <text:p>5</text:p>
          </table:table-cell>
          <table:table-cell table:formula="of:=[.E7]+[.H7]+[.K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8]-[.O8]"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formula="of:=[.D8]+[.G8]+[.J8]" office:value-type="float" office:value="10">
            <text:p>10</text:p>
          </table:table-cell>
          <table:table-cell table:formula="of:=[.E8]+[.H8]+[.K8]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table:formula="of:=[.C9]-[.O9]"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formula="of:=[.D9]+[.G9]+[.J9]" office:value-type="float" office:value="13">
            <text:p>13</text:p>
          </table:table-cell>
          <table:table-cell table:formula="of:=[.E9]+[.H9]+[.K9]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6">
            <text:p>6</text:p>
          </table:table-cell>
          <table:table-cell table:formula="of:=[.C10]-[.O10]"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formula="of:=[.D10]+[.G10]+[.J10]" office:value-type="float" office:value="6">
            <text:p>6</text:p>
          </table:table-cell>
          <table:table-cell table:formula="of:=[.E10]+[.H10]+[.K10]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table:formula="of:=[.C11]-[.O11]"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11]+[.G11]+[.J11]" office:value-type="float" office:value="11">
            <text:p>11</text:p>
          </table:table-cell>
          <table:table-cell table:formula="of:=[.E11]+[.H11]+[.K11]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12]-[.O12]"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table:number-columns-repeated="2" office:value-type="float" office:value="1">
            <text:p>1</text:p>
          </table:table-cell>
          <table:table-cell table:formula="of:=[.D12]+[.G12]+[.J12]" office:value-type="float" office:value="10">
            <text:p>10</text:p>
          </table:table-cell>
          <table:table-cell table:formula="of:=[.E12]+[.H12]+[.K12]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formula="of:=SUM([.C3:.C12])" office:value-type="float" office:value="238">
            <text:p>238</text:p>
          </table:table-cell>
          <table:table-cell table:style-name="Default" table:formula="of:=SUM([.D3:.D12])" office:value-type="float" office:value="156">
            <text:p>156</text:p>
          </table:table-cell>
          <table:table-cell table:formula="of:=SUM([.E3:.E12])" office:value-type="float" office:value="193">
            <text:p>193</text:p>
          </table:table-cell>
          <table:table-cell table:style-name="Default"/>
          <table:table-cell table:number-columns-repeated="3"/>
          <table:table-cell table:formula="of:=SUM([.J3:.J12])" office:value-type="float" office:value="7">
            <text:p>7</text:p>
          </table:table-cell>
          <table:table-cell table:formula="of:=SUM([.K3:.K12])" office:value-type="float" office:value="3">
            <text:p>3</text:p>
          </table:table-cell>
          <table:table-cell table:formula="of:=SUM([.L3:.L12])" office:value-type="float" office:value="163">
            <text:p>163</text:p>
          </table:table-cell>
          <table:table-cell table:formula="of:=SUM([.M3:.M12])" office:value-type="float" office:value="196">
            <text:p>196</text:p>
          </table:table-cell>
          <table:table-cell table:formula="of:=SUM([.N3:.N12])" office:value-type="float" office:value="226">
            <text:p>2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54169437640914">
            <text:p>0.05</text:p>
          </table:table-cell>
          <table:table-cell table:formula="of:=([.D4]+[.J4])/([.C4]+[.I4])*100" office:value-type="float" office:value="1.17894736842105">
            <text:p>1.18</text:p>
          </table:table-cell>
          <table:table-cell table:style-name="ce7" table:formula="of:=[.D4]/[.C4]*100" office:value-type="float" office:value="59.5744680851064">
            <text:p>59.57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784946008443473">
            <text:p>0.08</text:p>
          </table:table-cell>
          <table:table-cell table:formula="of:=([.D5]+[.J5])/([.C5]+[.I5])*100" office:value-type="float" office:value="2.28677379480841">
            <text:p>2.29</text:p>
          </table:table-cell>
          <table:table-cell table:style-name="ce7" table:formula="of:=[.D5]/[.C5]*100" office:value-type="float" office:value="52.3076923076923">
            <text:p>52.31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73.6842105263158">
            <text:p>73.68</text:p>
          </table:table-cell>
          <table:table-cell table:style-name="ce7" table:formula="of:=[.J6]/[.I6]*100" office:value-type="float" office:value="0">
            <text:p>0.0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097551458394303">
            <text:p>0.01</text:p>
          </table:table-cell>
          <table:table-cell table:formula="of:=([.D7]+[.J7])/([.C7]+[.I7])*100" office:value-type="float" office:value="0.289687137891078">
            <text:p>0.29</text:p>
          </table:table-cell>
          <table:table-cell table:style-name="ce7" table:formula="of:=[.D7]/[.C7]*100" office:value-type="float" office:value="83.3333333333333">
            <text:p>83.33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/>
          <table:table-cell table:formula="of:=[.H21]*100/[.H22]" office:value-type="float" office:value="1.2742945869251">
            <text:p>1.274294586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7"/>
          <table:table-cell table:formula="of:=100-[.N21]" office:value-type="float" office:value="98.7257054130749">
            <text:p>98.725705413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07035821321536">
            <text:p>0.01</text:p>
          </table:table-cell>
          <table:table-cell table:formula="of:=([.D10]+[.J10])/([.C10]+[.I10])*100" office:value-type="float" office:value="0.335382895472331">
            <text:p>0.34</text:p>
          </table:table-cell>
          <table:table-cell table:style-name="ce7" table:formula="of:=[.D10]/[.C10]*100" office:value-type="float" office:value="60">
            <text:p>6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25756798358132">
            <text:p>0.02</text:p>
          </table:table-cell>
          <table:table-cell table:formula="of:=([.D11]+[.J11])/([.C11]+[.I11])*100" office:value-type="float" office:value="0.797679477882524">
            <text:p>0.80</text:p>
          </table:table-cell>
          <table:table-cell table:style-name="ce7" table:formula="of:=[.D11]/[.C11]*100" office:value-type="float" office:value="75">
            <text:p>75.00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64.2857142857143">
            <text:p>64.29</text:p>
          </table:table-cell>
          <table:table-cell table:style-name="ce7" table:formula="of:=[.J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87">
            <text:p>0.87%</text:p>
          </table:table-cell>
          <table:table-cell table:formula="of:=ROUND(AVERAGE([.E17:.E26]);2) %" office:value-type="percentage" office:value="0.7074">
            <text:p>70.74%</text:p>
          </table:table-cell>
          <table:table-cell table:style-name="Default" table:formula="of:=ROUND(AVERAGE([.F17:.F26]);2) %" office:value-type="percentage" office:value="0.0004">
            <text:p>0.0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873286289679693">
            <text:p>0.873286289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N21]" office:value-type="float" office:value="31.4690418808923">
            <text:p>31.46904188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N21]" office:value-type="float" office:value="18.1431200042533">
            <text:p>18.14312000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75878821308102">
            <text:p>0.10</text:p>
          </table:table-cell>
          <table:table-cell table:formula="of:=([.E5]+[.K5])/([.C5]+[.I5])*100" office:value-type="float" office:value="2.84301606922126">
            <text:p>2.84</text:p>
          </table:table-cell>
          <table:table-cell table:style-name="ce8" table:formula="of:=[.E5]/[.C5]*100" office:value-type="float" office:value="69.2307692307692">
            <text:p>69.23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22931515339324">
            <text:p>0.05</text:p>
          </table:table-cell>
          <table:table-cell table:formula="of:=([.E6]+[.K6])/([.C6]+[.I6])*100" office:value-type="float" office:value="1.44617032672737">
            <text:p>1.45</text:p>
          </table:table-cell>
          <table:table-cell table:style-name="ce8" table:formula="of:=[.E6]/[.C6]*100" office:value-type="float" office:value="71.0526315789474">
            <text:p>71.0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02551750559573">
            <text:p>0.07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1.5544584426604">
            <text:p>11.55</text:p>
          </table:table-cell>
          <table:table-cell table:style-name="ce7" table:formula="of:=STDEV([.E17:.E26])" office:value-type="float" office:value="12.5088157935651">
            <text:p>12.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4">
            <text:p>1.04%</text:p>
          </table:table-cell>
          <table:table-cell table:formula="of:=ROUND(AVERAGE([.E31:.E40]);2) %" office:value-type="percentage" office:value="0.873">
            <text:p>87.30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4309779081157">
            <text:p>1.0430977908</text:p>
          </table:table-cell>
          <table:table-cell/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01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3-24T00:24:00</meta:creation-date>
    <dc:date>2011-04-28T01:10:37</dc:date>
    <dc:creator>Santiago Iturriaga</dc:creator>
    <meta:editing-duration>PT17H07M15S</meta:editing-duration>
    <meta:editing-cycles>12</meta:editing-cycles>
    <meta:generator>OpenOffice.org/3.2$Unix OpenOffice.org_project/320m19$Build-9505</meta:generator>
    <meta:document-statistic meta:table-count="5" meta:cell-count="1374" meta:object-count="0"/>
  </office:meta>
</office:document-meta>
</file>